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013a7" style:font-weight-asian="bold" style:font-weight-complex="bold"/>
    </style:style>
    <style:style style:name="P2" style:family="paragraph" style:parent-style-name="Standard">
      <style:text-properties fo:font-weight="bold" officeooo:rsid="00026ad0" officeooo:paragraph-rsid="00026ad0" style:font-weight-asian="bold" style:font-weight-complex="bold"/>
    </style:style>
    <style:style style:name="P3" style:family="paragraph" style:parent-style-name="Standard">
      <style:text-properties fo:font-weight="normal" officeooo:paragraph-rsid="000013a7" style:font-weight-asian="normal" style:font-weight-complex="normal"/>
    </style:style>
    <style:style style:name="P4" style:family="paragraph" style:parent-style-name="Standard">
      <style:text-properties fo:font-weight="normal" officeooo:rsid="00026ad0" officeooo:paragraph-rsid="00026ad0" style:font-weight-asian="normal" style:font-weight-complex="normal"/>
    </style:style>
    <style:style style:name="P5" style:family="paragraph" style:parent-style-name="Standard">
      <style:text-properties officeooo:rsid="000013a7" officeooo:paragraph-rsid="000013a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3 </text:p>
      <text:p text:style-name="P3">Submitted by: IEC2016012</text:p>
      <text:p text:style-name="P1"/>
      <text:p text:style-name="P1">Q1</text:p>
      <text:p text:style-name="Standard">Using the result of 2 exams, predict whether the person would be able to get admission using <text:span text:style-name="T1">Logistic Regression</text:span> considering the effect of regularization. <text:s text:c="2"/></text:p>
      <text:p text:style-name="Standard"><text:span text:style-name="T1"/></text:p>
      <text:p text:style-name="P5">The dataset is plotted on a graph, with red markers indicating that the student got admission and the blue marker indicating that the student didn’t got admission. Then the dataset was normalized being a requirement for gradient descent. Then the gradient descent algorithm was applied for different rate of learning rate, alpha and regularization, lambda.</text:p>
      <text:p text:style-name="P5"/>
      <text:p text:style-name="P5">Without regularization the highest accuracy was obtained: 93% at alpha=0.01. Then the regularization was introduced which found that the accuracy decreased the accuracy to 90% indicating the overfitting of the data.</text:p>
      <text:p text:style-name="Standard"/>
      <text:p text:style-name="Standard">An approximate <text:span text:style-name="T1">accuracy</text:span> of <text:span text:style-name="T1">90%</text:span> is obtained with <text:span text:style-name="T1">alpha 0.01</text:span> and <text:span text:style-name="T1">lambda 0.01</text:span>.</text:p>
      <text:p text:style-name="Standard"/>
      <text:p text:style-name="P2">Q2</text:p>
      <text:p text:style-name="P4">Using the 2 results of microchip testing, predict whether the microchip would be able to pass QA using <text:span text:style-name="T1">Logistic Regression </text:span>considering the effect of regularization. </text:p>
      <text:p text:style-name="P4"/>
      <text:p text:style-name="P4"/>
      <text:p text:style-name="P4">The dataset is plotted on a graph, with red markers indicating that the microchip passed QA and the blue marker indicating that the microchip didn't pass QA. Then the dataset was normalized being a requirement for gradient descent. Then the gradient descent algorithm was applied for different rate of learning rate, alpha and regularization, lambda.</text:p>
      <text:p text:style-name="P4"/>
      <text:p text:style-name="P4">Without <text:span text:style-name="T2">regularization</text:span> the highest <text:span text:style-name="T2">accuracy</text:span> was obtained: 78% at alpha=0.01. Then the regularization was introduced which found that the accuracy increased the accuracy to 84% indicating the <text:span text:style-name="T1">overfitting </text:span>of the data at alpha=0.1 and lambda=0.01.</text:p>
      <text:p text:style-name="P4"/>
      <text:p text:style-name="P4"/>
      <text:p text:style-name="P4">So it can be seen by plotting the graphs, that the data points are spread in a <text:span text:style-name="T1">circular fashion</text:span> and thus require a hypothesis which contains <text:span text:style-name="T1">higher order terms</text:span>. Thus after adding square terms, the accuracy improved drastically. <text:s text:c="2"/></text:p>
      <text:p text:style-name="P4">A suitable set of values could be at: <text:s text:c="2"/></text:p>
      <text:p text:style-name="P4"><text:s text:c="4"/><text:span text:style-name="T1">alpha: 0.1 <text:s text:c="4"/></text:span></text:p>
      <text:p text:style-name="P2"><text:s text:c="4"/>lambda: 0.01</text:p>
      <text:p text:style-name="P4"><text:span text:style-name="T1"><text:s text:c="4"/>Accuracy: 84.85% </text:span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19-03-12T17:54:43.126391766</dc:date>
    <meta:editing-duration>PT38M15S</meta:editing-duration>
    <meta:editing-cycles>2</meta:editing-cycles>
    <meta:document-statistic meta:table-count="0" meta:image-count="0" meta:object-count="0" meta:page-count="1" meta:paragraph-count="16" meta:word-count="297" meta:character-count="1931" meta:non-whitespace-character-count="1619"/>
  </office:meta>
</office:document-meta>
</file>